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2pt" fo:font-weight="bold" style:font-size-asian="10.5pt" style:font-weight-asian="bold" style:font-size-complex="12pt" style:font-weight-complex="bold"/>
    </style:style>
    <style:style style:name="P4"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style:text-position="super 58%"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NT Case Study: Total Information Awareness</text:p>
      <text:p text:style-name="P2"/>
      <text:p text:style-name="P3">Student: <text:tab/><text:span text:style-name="T5">John Haltiwanger</text:span></text:p>
      <text:p text:style-name="P4">Course:<text:tab/><text:span text:style-name="T5">Transformation of Politics (MC8143)</text:span></text:p>
      <text:p text:style-name="P4">Assignment:<text:tab/><text:span text:style-name="T5">Week 1</text:span></text:p>
      <text:p text:style-name="P4">Date:<text:tab/><text:tab/><text:span text:style-name="T5">3 February 2009</text:span></text:p>
      <text:p text:style-name="P4"><text:span text:style-name="T5"/></text:p>
      <text:p text:style-name="P1"/>
      <text:p text:style-name="P5"/>
      <text:p text:style-name="Standard"/>
      <text:p text:style-name="Standard">In his 2005 text <text:span text:style-name="T1">Reassembling the Social</text:span><text:span text:style-name="T3">, Bruno Latour delivers what amounts to a decapitating blow to traditional sociology. By effectively demonstrating the fact that rather than truly describing that which they research, sociologists instead remove agency from their subjects of study by forcing their actions to fit preordained “social forces,” which Latour rightly compares to the “ether” of 18</text:span><text:span text:style-name="T6">th</text:span><text:span text:style-name="T3"> century physics. <text:s/>To reverse course, Latour suggests a path of uncertainties along which one investigates controversies as traces of associations—he calls this a sociology of associations, wherein the social is a performative movement. There are five uncertainties, which pertain to the following: groups (which must now be established empirically in each instance of invocation according to relationships between actors, often found through controversy), actions (they are to be conceived of as knots of multiple agency that never arise in a vacuum), objects (now understood to often take on the role of mediators), facts (no longer to be considered concrete </text:span><text:span text:style-name="T1">a prioris</text:span><text:span text:style-name="T3"> but rather continuously evolving actors themselves that are described as “concerns”), and the text itself (which should not only question its own importance and validity, but should strive to “perform the social” by instigating new relationships—in other words the text should ideally become a mediator in its own right). Mediators, in contrast to intermediaries,</text:span> “transform, translate, distort, and modify the meaning or the elements they are supposed to carry<text:span text:style-name="T3">” (Latour 2005: 39), whereas intermediaries transport meaning un-modified. One of the stark differences between a sociology of association and a sociology of the social is the ratio of mediators to intermediaries—because the latter are more likely to attribute agency to abstract social forces rather than humans or objects, they are more likely to see those things as intermediaries rather than mediators.</text:span></text:p>
      <text:p text:style-name="Standard"><text:span text:style-name="T3">This sociology of associations that Latour proposes is one in which “there is no society, no social realm, and no social ties, </text:span><text:span text:style-name="T1">but there exist translations between mediators that may generate </text:span><text:span text:style-name="T3">traceable</text:span><text:span text:style-name="T1"> associations</text:span><text:span text:style-name="T3">” (Latour 2005: 108). Not only this, but there are no “facts” in a traditional since. That is, Latour calls for a shift from 'matters of fact' to 'matters of concern,' a linguistic turn that aims to re-think objects (heretofore reduced to “facts” of “Nature”) as 'gatherings' which are as capable of agency as any human actor. Unlike matters of fact, which can become invisible due to their existence as facts allows them to remain unmentioned or un-elaborated, matters of concern are perfect objects for study because they leave traces, that is to say, data (Latour 2005: 115). Matters of concern are also pluralistic—facts are rarely the stable things they are thought to be and are often in active dispute. Therefore a sociology of associations must view them through the various connections that result from these 'object' mediators translating between various agencies that may have differing viewpoints. Further, those differing viewpoints could be seen as mediators as they form and re-form in antagonism or support of one another. Therefore ANT “has to be able to register differences, absorb multiplicity, to be remade or each new case at hand” (Latour 2005: 121). </text:span></text:p>
      <text:p text:style-name="Standard"><text:span text:style-name="T3"/></text:p>
      <text:p text:style-name="Standard"><text:span text:style-name="T3">At long last Latour offers his definition for 'network': “a string of actions where each participant is treated as a full-blown mediator” (Latour 2005: 128). (Those actions, of course, are 'translations'). </text:span><text:soft-page-break/><text:span text:style-name="T3">However, Latour is quick to stress that the ANT conception of a network is not a “thing out there”; like a map, it is not the territory it describes, but a means to begin to describe relationships between the entities contained therein (Latour 2005: 131). The purpose of articulating these relations between actors is to produce a text that can in turn become a mediator with its own relations. Latour lends deep emphasis to creating texts that can potentially serve as “provisional staging grounds for the connections it has managed to deploy” (Latour 2005: 139). </text:span></text:p>
      <text:p text:style-name="Standard"><text:span text:style-name="T3"/></text:p>
      <text:p text:style-name="Standard"><text:span text:style-name="T3"/></text:p>
      <text:p text:style-name="P1"><text:span text:style-name="T3">Bibliography</text:span></text:p>
      <text:p text:style-name="P1"><text:span text:style-name="T4"/></text:p>
      <text:p text:style-name="P1"><text:span text:style-name="T4">Latour, Bruno. </text:span><text:span text:style-name="T2">Reassembling the Social.</text:span><text:span text:style-name="T4"> Oxford: Oxford University Press, 2005. (Part 1: 1-1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02T17:59:05</meta:creation-date>
    <dc:date>2010-02-03T02:15:04</dc:date>
    <meta:editing-duration>PT08H00M19S</meta:editing-duration>
    <meta:editing-cycles>15</meta:editing-cycles>
    <meta:generator>OpenOffice.org/3.1$Linux OpenOffice.org_project/310m19$Build-9420</meta:generator>
    <meta:document-statistic meta:table-count="0" meta:image-count="0" meta:object-count="0" meta:page-count="2" meta:paragraph-count="10" meta:word-count="688" meta:character-count="4357"/>
  </office:meta>
</office:document-meta>
</file>